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4c737"/>
    </style:style>
    <style:style style:name="P2" style:family="paragraph" style:parent-style-name="Heading_20_1">
      <style:text-properties officeooo:paragraph-rsid="001a2f8d"/>
    </style:style>
    <style:style style:name="P3" style:family="paragraph" style:parent-style-name="Heading_20_1">
      <style:text-properties officeooo:rsid="001b41d0" officeooo:paragraph-rsid="001b41d0"/>
    </style:style>
    <style:style style:name="P4" style:family="paragraph" style:parent-style-name="Heading_20_1">
      <style:text-properties officeooo:rsid="001e5449" officeooo:paragraph-rsid="001e5449"/>
    </style:style>
    <style:style style:name="P5" style:family="paragraph" style:parent-style-name="Heading_20_1">
      <style:paragraph-properties fo:break-before="page"/>
      <style:text-properties officeooo:rsid="001e5449" officeooo:paragraph-rsid="001e5449"/>
    </style:style>
    <style:style style:name="P6" style:family="paragraph" style:parent-style-name="Heading_20_1">
      <style:paragraph-properties fo:break-before="page"/>
      <style:text-properties officeooo:rsid="001e5449" officeooo:paragraph-rsid="002012d9"/>
    </style:style>
    <style:style style:name="P7" style:family="paragraph" style:parent-style-name="Heading_20_2">
      <style:text-properties officeooo:rsid="000f963a" officeooo:paragraph-rsid="000f963a"/>
    </style:style>
    <style:style style:name="P8" style:family="paragraph" style:parent-style-name="Heading_20_2">
      <style:text-properties officeooo:paragraph-rsid="001e5449"/>
    </style:style>
    <style:style style:name="P9" style:family="paragraph" style:parent-style-name="Heading_20_2">
      <style:text-properties officeooo:paragraph-rsid="002012d9"/>
    </style:style>
    <style:style style:name="P10" style:family="paragraph" style:parent-style-name="Heading_20_3">
      <style:text-properties officeooo:rsid="000f963a" officeooo:paragraph-rsid="000f963a"/>
    </style:style>
    <style:style style:name="P11" style:family="paragraph" style:parent-style-name="Heading_20_3">
      <style:text-properties officeooo:rsid="001e5449" officeooo:paragraph-rsid="001e5449"/>
    </style:style>
    <style:style style:name="P12" style:family="paragraph" style:parent-style-name="Heading_20_3">
      <style:text-properties officeooo:rsid="001e5449" officeooo:paragraph-rsid="002012d9"/>
    </style:style>
    <style:style style:name="P13" style:family="paragraph" style:parent-style-name="Heading_20_3">
      <style:text-properties officeooo:paragraph-rsid="001e5449"/>
    </style:style>
    <style:style style:name="P14" style:family="paragraph" style:parent-style-name="Heading_20_3">
      <style:text-properties officeooo:paragraph-rsid="002012d9"/>
    </style:style>
    <style:style style:name="P15" style:family="paragraph" style:parent-style-name="Text_20_body">
      <style:text-properties officeooo:paragraph-rsid="0014dc35"/>
    </style:style>
    <style:style style:name="P16" style:family="paragraph" style:parent-style-name="Text_20_body">
      <style:text-properties officeooo:rsid="0015b513" officeooo:paragraph-rsid="0015b513"/>
    </style:style>
    <style:style style:name="P17" style:family="paragraph" style:parent-style-name="Text_20_body">
      <style:text-properties officeooo:paragraph-rsid="0014c737"/>
    </style:style>
    <style:style style:name="P18" style:family="paragraph" style:parent-style-name="Text_20_body">
      <style:text-properties officeooo:rsid="001654c9" officeooo:paragraph-rsid="001654c9"/>
    </style:style>
    <style:style style:name="P19" style:family="paragraph" style:parent-style-name="Text_20_body">
      <style:text-properties officeooo:rsid="00189dfe" officeooo:paragraph-rsid="00189dfe"/>
    </style:style>
    <style:style style:name="P20" style:family="paragraph" style:parent-style-name="Text_20_body">
      <style:text-properties officeooo:rsid="001b41d0" officeooo:paragraph-rsid="001b41d0"/>
    </style:style>
    <style:style style:name="P21" style:family="paragraph" style:parent-style-name="Text_20_body">
      <style:text-properties officeooo:paragraph-rsid="001b41d0"/>
    </style:style>
    <style:style style:name="P22" style:family="paragraph" style:parent-style-name="Text_20_body">
      <style:text-properties officeooo:rsid="001e5449" officeooo:paragraph-rsid="001e5449"/>
    </style:style>
    <style:style style:name="P23" style:family="paragraph" style:parent-style-name="Text_20_body">
      <style:text-properties officeooo:rsid="001e5449" officeooo:paragraph-rsid="002012d9"/>
    </style:style>
    <style:style style:name="P24" style:family="paragraph" style:parent-style-name="Text_20_body">
      <style:text-properties officeooo:paragraph-rsid="002012d9"/>
    </style:style>
    <style:style style:name="P25" style:family="paragraph" style:parent-style-name="Text_20_body">
      <style:text-properties officeooo:paragraph-rsid="002799f6"/>
    </style:style>
    <style:style style:name="P26" style:family="paragraph" style:parent-style-name="Text_20_body">
      <style:text-properties fo:font-size="11pt" fo:font-weight="normal" officeooo:rsid="001e5449" officeooo:paragraph-rsid="002012d9" style:font-size-asian="9.60000038146973pt" style:font-weight-asian="normal" style:font-size-complex="11pt" style:font-weight-complex="normal"/>
    </style:style>
    <style:style style:name="P27" style:family="paragraph" style:parent-style-name="Text_20_body">
      <style:text-properties fo:font-size="11pt" officeooo:rsid="001e5449" officeooo:paragraph-rsid="002012d9" style:font-size-asian="9.60000038146973pt" style:font-size-complex="11pt"/>
    </style:style>
    <style:style style:name="T1" style:family="text">
      <style:text-properties officeooo:rsid="000e1888"/>
    </style:style>
    <style:style style:name="T2" style:family="text">
      <style:text-properties officeooo:rsid="0014c737"/>
    </style:style>
    <style:style style:name="T3" style:family="text">
      <style:text-properties officeooo:rsid="001a2f8d"/>
    </style:style>
    <style:style style:name="T4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5" style:family="text">
      <style:text-properties style:font-name="Liberation Sans" fo:font-size="18pt" fo:font-weight="bold" officeooo:rsid="001a2f8d" style:font-name-asian="Noto Sans CJK SC" style:font-size-asian="18pt" style:font-weight-asian="bold" style:font-name-complex="Lohit Devanagari1" style:font-size-complex="18pt" style:font-weight-complex="bold"/>
    </style:style>
    <style:style style:name="T6" style:family="text">
      <style:text-properties style:font-name="Liberation Sans" fo:font-size="18pt" fo:font-weight="bold" officeooo:rsid="002012d9" style:font-name-asian="Noto Sans CJK SC" style:font-size-asian="18pt" style:font-weight-asian="bold" style:font-name-complex="Lohit Devanagari1" style:font-size-complex="18pt" style:font-weight-complex="bold"/>
    </style:style>
    <style:style style:name="T7" style:family="text">
      <style:text-properties style:font-name="Liberation Sans" fo:font-size="18pt" style:font-name-asian="Noto Sans CJK SC" style:font-size-asian="18pt" style:font-name-complex="Lohit Devanagari1" style:font-size-complex="18pt"/>
    </style:style>
    <style:style style:name="T8" style:family="text">
      <style:text-properties officeooo:rsid="002012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 text:is-list-header="true">1 n<text:span text:style-name="T4">ó</text:span></text:h>
      <text:h text:style-name="P8" text:outline-level="2">L1</text:h>
      <text:h text:style-name="P13" text:outline-level="3">Separado</text:h>
      <text:p text:style-name="P22"><text:span text:style-name="T4"/></text:p>
      <text:h text:style-name="P13" text:outline-level="3">Agrupado</text:h>
      <text:p text:style-name="P22"><text:span text:style-name="T4"/></text:p>
      <text:h text:style-name="P8" text:outline-level="2">L2</text:h>
      <text:h text:style-name="P13" text:outline-level="3">Separado</text:h>
      <text:h text:style-name="P13" text:outline-level="3"/>
      <text:h text:style-name="P13" text:outline-level="3">Agrupado</text:h>
      <text:h text:style-name="P8" text:outline-level="2"/>
      <text:h text:style-name="P8" text:outline-level="2">Canberra</text:h>
      <text:h text:style-name="P13" text:outline-level="3">Separado</text:h>
      <text:p text:style-name="P22"><text:span text:style-name="T4"/></text:p>
      <text:h text:style-name="P13" text:outline-level="3">Agrupado</text:h>
      <text:p text:style-name="P22"><text:span text:style-name="T4"/></text:p>
      <text:h text:style-name="P8" text:outline-level="2">Mahalanobis</text:h>
      <text:h text:style-name="P13" text:outline-level="3">Separado</text:h>
      <text:p text:style-name="P22"><text:span text:style-name="T4"/></text:p>
      <text:h text:style-name="P11" text:outline-level="3" text:is-list-header="true">Agrupado</text:h>
      <text:h text:style-name="P5" text:outline-level="1">2 n<text:span text:style-name="T4">ós</text:span></text:h>
      <text:h text:style-name="Heading_20_2" text:outline-level="2">L1</text:h>
      <text:h text:style-name="Heading_20_3" text:outline-level="3">Separado</text:h>
      <text:p text:style-name="P22"><text:span text:style-name="T4"/></text:p>
      <text:h text:style-name="Heading_20_3" text:outline-level="3">Agrupado</text:h>
      <text:p text:style-name="P22"><text:span text:style-name="T4"/></text:p>
      <text:h text:style-name="Heading_20_2" text:outline-level="2">L2</text:h>
      <text:h text:style-name="Heading_20_3" text:outline-level="3">Separado</text:h>
      <text:h text:style-name="Heading_20_3" text:outline-level="3"/>
      <text:h text:style-name="Heading_20_3" text:outline-level="3">Agrupado</text:h>
      <text:h text:style-name="Heading_20_2" text:outline-level="2"/>
      <text:h text:style-name="Heading_20_2" text:outline-level="2">Canberra</text:h>
      <text:h text:style-name="Heading_20_3" text:outline-level="3">Separado</text:h>
      <text:p text:style-name="P22"><text:span text:style-name="T4"/></text:p>
      <text:h text:style-name="Heading_20_3" text:outline-level="3">Agrupado</text:h>
      <text:p text:style-name="P22"><text:span text:style-name="T4"/></text:p>
      <text:h text:style-name="Heading_20_2" text:outline-level="2">Mahalanobis</text:h>
      <text:h text:style-name="Heading_20_3" text:outline-level="3">Separado</text:h>
      <text:p text:style-name="P22"><text:span text:style-name="T4"/></text:p>
      <text:h text:style-name="Heading_20_3" text:outline-level="3">Agrupado</text:h>
      <text:h text:style-name="P5" text:outline-level="1">4 n<text:span text:style-name="T4">ós</text:span></text:h>
      <text:h text:style-name="Heading_20_1" text:outline-level="1">L1</text:h>
      <text:h text:style-name="P7" text:outline-level="2">Separados</text:h>
      <text:p text:style-name="Standard"/>
      <text:p text:style-name="Standard">Para 4 e a organização dos arquivos: Separado por nós temos os seguintes tempos:</text:p>
      <text:p text:style-name="Standard">Cálculo do Hiperplano generalizado: 0.000102996826171875</text:p>
      <text:p text:style-name="Standard">Busca no Banco de dados: 348.46458315849304</text:p>
      <text:p text:style-name="Standard">Treinamento do KNN: 0.7267382144927979</text:p>
      <text:p text:style-name="Standard">Busca por K vizinhos: 3.2155351638793945</text:p>
      <text:p text:style-name="Standard">O número de calculos para o fit e para a busca é: 3151014</text:p>
      <text:p text:style-name="Standard"/>
      <text:p text:style-name="Standard">Para 4 e a organização dos arquivos: Separado por nós temos os seguintes tempos:</text:p>
      <text:p text:style-name="Standard">Cálculo do Hiperplano generalizado: 0.0001068115234375</text:p>
      <text:p text:style-name="Standard">Busca no Banco de dados: 395.99482131004333</text:p>
      <text:p text:style-name="Standard">Treinamento do KNN: 0.9199264049530029</text:p>
      <text:p text:style-name="Standard">Busca por K vizinhos: 4.135512590408325</text:p>
      <text:p text:style-name="Standard">O número de calculos para o fit e para a busca é: 3542639</text:p>
      <text:p text:style-name="Standard"/>
      <text:p text:style-name="Standard">Para 4 e a organização dos arquivos: Separado por nós temos os seguintes tempos:</text:p>
      <text:p text:style-name="Standard">Cálculo do Hiperplano generalizado: 9.894371032714844e-05</text:p>
      <text:p text:style-name="Standard">Busca no Banco de dados: 314.95486974716187</text:p>
      <text:p text:style-name="Standard">Treinamento do KNN: 0.6212542057037354</text:p>
      <text:p text:style-name="Standard">Busca por K vizinhos: 3.8743019104003906</text:p>
      <text:p text:style-name="Standard">O número de calculos para o fit e para a busca é: 2873924</text:p>
      <text:p text:style-name="Standard"/>
      <text:h text:style-name="P10" text:outline-level="3">Agrupados</text:h>
      <text:p text:style-name="Standard"/>
      <text:p text:style-name="Standard">Para 4 e a organização dos arquivos: <text:span text:style-name="T1">Agrupados</text:span> temos os seguintes tempos:</text:p>
      <text:p text:style-name="Standard">Cálculo do Hiperplano generalizado: 0.00010347366333007812</text:p>
      <text:p text:style-name="Standard">Busca no Banco de dados: 357.9063057899475</text:p>
      <text:p text:style-name="Standard">Treinamento do KNN: 0.7211902141571045</text:p>
      <text:p text:style-name="Standard">Busca por K vizinhos: 10.496416330337524</text:p>
      <text:p text:style-name="Standard">O número de calculos para o fit e para a busca é: 3151014</text:p>
      <text:p text:style-name="Standard"/>
      <text:p text:style-name="Standard">Para 4 e a organização dos arquivos Agrupado temos os seguintes tempos:</text:p>
      <text:p text:style-name="Standard">Cálculo do Hiperplano generalizado: 0.00010132789611816406</text:p>
      <text:p text:style-name="Standard">Busca no Banco de dados: 399.3440275192261</text:p>
      <text:p text:style-name="Standard">Treinamento do KNN: 1.1383543014526367</text:p>
      <text:p text:style-name="Standard">Busca por K vizinhos: 9.233065843582153</text:p>
      <text:p text:style-name="Standard">O número de calculos para o fit e para a busca é: 3542639</text:p>
      <text:p text:style-name="Standard"/>
      <text:p text:style-name="Standard">Para 4 nós de dados e a organização dos arquivos Agrupado temos os seguintes tempos:</text:p>
      <text:p text:style-name="Standard">Cálculo do Hiperplano generalizado: 0.00010848045349121094</text:p>
      <text:p text:style-name="Standard">Busca no Banco de dados: 321.58565044403076</text:p>
      <text:p text:style-name="Standard">Treinamento do KNN: 0.6087219715118408</text:p>
      <text:p text:style-name="Standard">Busca por K vizinhos: 2.91330885887146</text:p>
      <text:p text:style-name="Standard"><text:soft-page-break/>O número de calculos para o fit e para a busca é: 2873924</text:p>
      <text:p text:style-name="Standard"/>
      <text:h text:style-name="Heading_20_1" text:outline-level="1">L2, 4 nós</text:h>
      <text:p text:style-name="Text_20_body"/>
      <text:h text:style-name="Heading_20_3" text:outline-level="3">Separados</text:h>
      <text:p text:style-name="Text_20_body">Para 4 nós de dados e a organização dos arquivos Separado por nós temos os seguintes tempos:</text:p>
      <text:p text:style-name="Text_20_body">Cálculo do Hiperplano generalizado: 0.0001049041748046875</text:p>
      <text:p text:style-name="Text_20_body">Busca no Banco de dados: 353.32192277908325</text:p>
      <text:p text:style-name="Text_20_body">Treinamento do KNN: 0.6842672824859619</text:p>
      <text:p text:style-name="Text_20_body">Busca por K vizinhos: 3.853097915649414</text:p>
      <text:p text:style-name="Text_20_body">O número de cálculos para o fit e para a busca é: 3151014</text:p>
      <text:p text:style-name="Text_20_body"/>
      <text:p text:style-name="Text_20_body">Para 4 nós de dados e a organização dos arquivos Separado por nós temos os seguintes tempos:</text:p>
      <text:p text:style-name="Text_20_body">Cálculo do Hiperplano generalizado: 0.00011539459228515625</text:p>
      <text:p text:style-name="Text_20_body">Busca no Banco de dados: 393.2711582183838</text:p>
      <text:p text:style-name="Text_20_body">Treinamento do KNN: 1.0262377262115479</text:p>
      <text:p text:style-name="Text_20_body">Busca por K vizinhos: 6.764995574951172</text:p>
      <text:p text:style-name="Text_20_body">O número de calculos para o fit e para a busca é: 3542639</text:p>
      <text:p text:style-name="Text_20_body"/>
      <text:p text:style-name="Text_20_body">Para 4 nós de dados e a organização dos arquivos Separado por nós temos os seguintes tempos:</text:p>
      <text:p text:style-name="Text_20_body">Cálculo do Hiperplano generalizado: 0.00010323524475097656</text:p>
      <text:p text:style-name="Text_20_body">Busca no Banco de dados: 327.25927782058716</text:p>
      <text:p text:style-name="Text_20_body">Treinamento do KNN: 0.6092863082885742</text:p>
      <text:p text:style-name="Text_20_body">Busca por K vizinhos: 1.7145323753356934</text:p>
      <text:p text:style-name="Text_20_body">O número de calculos para o fit e para a busca é: 2873924</text:p>
      <text:p text:style-name="Text_20_body"/>
      <text:h text:style-name="Heading_20_3" text:outline-level="3">Agrupados</text:h>
      <text:p text:style-name="Text_20_body">Para 4 nós de dados e a organização dos arquivos Agrupado temos os seguintes tempos:</text:p>
      <text:p text:style-name="Text_20_body">Cálculo do Hiperplano generalizado: 9.870529174804688e-05</text:p>
      <text:p text:style-name="Text_20_body">Busca no Banco de dados: 355.1592297554016</text:p>
      <text:p text:style-name="Text_20_body">Treinamento do KNN: 0.680321455001831</text:p>
      <text:p text:style-name="Text_20_body"><text:soft-page-break/>Busca por K vizinhos: 3.223259687423706</text:p>
      <text:p text:style-name="Text_20_body">O número de calculos para o fit e para a busca é: 3151014</text:p>
      <text:p text:style-name="Text_20_body"/>
      <text:p text:style-name="Text_20_body">Para 4 nós de dados e a organização dos arquivos Agrupado temos os seguintes tempos:</text:p>
      <text:p text:style-name="Text_20_body">Cálculo do Hiperplano generalizado: 9.965896606445312e-05</text:p>
      <text:p text:style-name="Text_20_body">Busca no Banco de dados: 394.33579564094543</text:p>
      <text:p text:style-name="Text_20_body">Treinamento do KNN: 0.9401745796203613</text:p>
      <text:p text:style-name="Text_20_body">Busca por K vizinhos: 8.936189889907837</text:p>
      <text:p text:style-name="Text_20_body">O número de calculos para o fit e para a busca é: 3542639</text:p>
      <text:p text:style-name="P15"/>
      <text:p text:style-name="Text_20_body">Para 4 nós de dados e a organização dos arquivos Agrupado temos os seguintes tempos:</text:p>
      <text:p text:style-name="Text_20_body">Cálculo do Hiperplano generalizado: 0.00010132789611816406</text:p>
      <text:p text:style-name="Text_20_body">Busca no Banco de dados: 325.16412830352783</text:p>
      <text:p text:style-name="Text_20_body">Treinamento do KNN: 0.6240253448486328</text:p>
      <text:p text:style-name="Text_20_body">Busca por K vizinhos: 1.7785112857818604</text:p>
      <text:p text:style-name="Text_20_body">O número de calculos para o fit e para a busca é: 2873924</text:p>
      <text:h text:style-name="P1" text:outline-level="1"><text:span text:style-name="T2">Canberra</text:span>, 4 nós</text:h>
      <text:p text:style-name="P17"/>
      <text:h text:style-name="Heading_20_3" text:outline-level="3">Separados</text:h>
      <text:p text:style-name="P16">Para 4 nós de dados e a organização dos arquivos Separado por nós temos os seguintes tempos:</text:p>
      <text:p text:style-name="P16">Cálculo do Hiperplano generalizado: 9.942054748535156e-05</text:p>
      <text:p text:style-name="P16">Busca no Banco de dados: 349.57538628578186</text:p>
      <text:p text:style-name="P16">Treinamento do KNN: 0.692584753036499</text:p>
      <text:p text:style-name="P16">Busca por K vizinhos: 3.442086696624756</text:p>
      <text:p text:style-name="P16">O número de calculos para o fit e para a busca é: 3151014</text:p>
      <text:p text:style-name="P16"/>
      <text:p text:style-name="P16">Para 4 nós de dados e a organização dos arquivos Separado por nós temos os seguintes tempos:</text:p>
      <text:p text:style-name="P16">Cálculo do Hiperplano generalizado: 9.72747802734375e-05</text:p>
      <text:p text:style-name="P16">Busca no Banco de dados: 387.5122468471527</text:p>
      <text:p text:style-name="P16">Treinamento do KNN: 0.9076797962188721</text:p>
      <text:p text:style-name="P16">Busca por K vizinhos: 16.87084937095642</text:p>
      <text:p text:style-name="P16"><text:soft-page-break/>O número de calculos para o fit e para a busca é: 3542639</text:p>
      <text:p text:style-name="P16"/>
      <text:p text:style-name="P16">Para 4 nós de dados e a organização dos arquivos Separado por nós temos os seguintes tempos:</text:p>
      <text:p text:style-name="P16">Cálculo do Hiperplano generalizado: 0.00010156631469726562</text:p>
      <text:p text:style-name="P16">Busca no Banco de dados: 323.8858199119568</text:p>
      <text:p text:style-name="P16">Treinamento do KNN: 0.6125142574310303</text:p>
      <text:p text:style-name="P16">Busca por K vizinhos: 2.5045254230499268</text:p>
      <text:p text:style-name="P16">O número de calculos para o fit e para a busca é: 2873924</text:p>
      <text:p text:style-name="P18"/>
      <text:h text:style-name="Heading_20_3" text:outline-level="3">Agrupados</text:h>
      <text:p text:style-name="P16">Para 4 nós de dados e a organização dos arquivos Agrupado temos os seguintes tempos:</text:p>
      <text:p text:style-name="P16">Cálculo do Hiperplano generalizado: 0.00010395050048828125</text:p>
      <text:p text:style-name="P16">Busca no Banco de dados: 351.21863436698914</text:p>
      <text:p text:style-name="P16">Treinamento do KNN: 0.681210994720459</text:p>
      <text:p text:style-name="P16">Busca por K vizinhos: 3.2952563762664795</text:p>
      <text:p text:style-name="P16">O número de calculos para o fit e para a busca é: 3151014</text:p>
      <text:p text:style-name="P16"/>
      <text:p text:style-name="P16">Para 4 nós de dados e a organização dos arquivos Agrupado temos os seguintes tempos:</text:p>
      <text:p text:style-name="P16">Cálculo do Hiperplano generalizado: 0.00010061264038085938</text:p>
      <text:p text:style-name="P16">Busca no Banco de dados: 393.4182217121124</text:p>
      <text:p text:style-name="P16">Treinamento do KNN: 0.9185163974761963</text:p>
      <text:p text:style-name="P16">Busca por K vizinhos: 14.824559211730957</text:p>
      <text:p text:style-name="P16">O número de calculos para o fit e para a busca é: 3542639</text:p>
      <text:p text:style-name="P16"/>
      <text:p text:style-name="P16">Para 4 nós de dados e a organização dos arquivos Agrupado temos os seguintes tempos:</text:p>
      <text:p text:style-name="P16">Cálculo do Hiperplano generalizado: 0.00010132789611816406</text:p>
      <text:p text:style-name="P16">Busca no Banco de dados: 329.4398159980774</text:p>
      <text:p text:style-name="P16">Treinamento do KNN: 0.6124379634857178</text:p>
      <text:p text:style-name="P16">Busca por K vizinhos: 2.5650179386138916</text:p>
      <text:p text:style-name="P16">O número de calculos para o fit e para a busca é: 2873924</text:p>
      <text:p text:style-name="P16"/>
      <text:h text:style-name="P2" text:outline-level="1"><text:soft-page-break/>M<text:span text:style-name="T3">ahalanobis, 4 n</text:span><text:span text:style-name="T5">ós</text:span></text:h>
      <text:p text:style-name="P20"><text:span text:style-name="T5"/></text:p>
      <text:p text:style-name="P20"><text:span text:style-name="T5">S</text:span><text:span text:style-name="T4">eparado</text:span></text:p>
      <text:p text:style-name="P20"/>
      <text:p text:style-name="P20">Para 4 nós de dados e a organização dos arquivos Separado por nós temos os seguintes tempos:</text:p>
      <text:p text:style-name="P20">Cálculo do Hiperplano generalizado: 0.00011372566223144531</text:p>
      <text:p text:style-name="P20">Busca no Banco de dados: 358.02394461631775</text:p>
      <text:p text:style-name="P20">Treinamento do KNN: 1.9526629447937012</text:p>
      <text:p text:style-name="P20">Busca por K vizinhos: 21.36819553375244</text:p>
      <text:p text:style-name="P20">O número de calculos para o fit e para a busca é: 3151014</text:p>
      <text:p text:style-name="P20"/>
      <text:p text:style-name="P20">Para 4 nós de dados e a organização dos arquivos Separado por nós temos os seguintes tempos:</text:p>
      <text:p text:style-name="P20">Cálculo do Hiperplano generalizado: 0.00010991096496582031</text:p>
      <text:p text:style-name="P20">Busca no Banco de dados: 391.64123582839966</text:p>
      <text:p text:style-name="P20">Treinamento do KNN: 2.436396837234497</text:p>
      <text:p text:style-name="P20">Busca por K vizinhos: 25.874064683914185</text:p>
      <text:p text:style-name="P20">O número de calculos para o fit e para a busca é: 3542639</text:p>
      <text:p text:style-name="P19"/>
      <text:p text:style-name="P19">Para 4 nós de dados e a organização dos arquivos Separado por nós temos os seguintes tempos:</text:p>
      <text:p text:style-name="P19">Cálculo do Hiperplano generalizado: 0.00010371208190917969</text:p>
      <text:p text:style-name="P19">Busca no Banco de dados: 320.96935200691223</text:p>
      <text:p text:style-name="P19">Treinamento do KNN: 1.689361333847046</text:p>
      <text:p text:style-name="P19">Busca por K vizinhos: 21.254578590393066</text:p>
      <text:p text:style-name="P19">O número de calculos para o fit e para a busca é: 2873924</text:p>
      <text:p text:style-name="P19"/>
      <text:h text:style-name="P3" text:outline-level="1">Agrupados</text:h>
      <text:p text:style-name="P21"/>
      <text:p text:style-name="P21">Para 4 nós de dados e a organização dos arquivos Agrupado temos os seguintes tempos:</text:p>
      <text:p text:style-name="P21">Cálculo do Hiperplano generalizado: 0.00011658668518066406</text:p>
      <text:p text:style-name="P21">Busca no Banco de dados: 356.4820556640625</text:p>
      <text:p text:style-name="P21"><text:soft-page-break/>Treinamento do KNN: 1.9179019927978516</text:p>
      <text:p text:style-name="P21">Busca por K vizinhos: 23.784552335739136</text:p>
      <text:p text:style-name="P21">O número de calculos para o fit e para a busca é: 3151014</text:p>
      <text:p text:style-name="P21">Para 4 nós de dados e a organização dos arquivos Agrupado temos os seguintes tempos:</text:p>
      <text:p text:style-name="P21">Cálculo do Hiperplano generalizado: 0.00010013580322265625</text:p>
      <text:p text:style-name="P21">Busca no Banco de dados: 393.5621528625488</text:p>
      <text:p text:style-name="P21">Treinamento do KNN: 2.2080328464508057</text:p>
      <text:p text:style-name="P21">Busca por K vizinhos: 27.744461059570312</text:p>
      <text:p text:style-name="P21">O número de calculos para o fit e para a busca é: 3542639</text:p>
      <text:p text:style-name="P21"/>
      <text:p text:style-name="P21">Para 4 nós de dados e a organização dos arquivos Agrupado temos os seguintes tempos:</text:p>
      <text:p text:style-name="P21">Cálculo do Hiperplano generalizado: 0.0005657672882080078</text:p>
      <text:p text:style-name="P21">Busca no Banco de dados: 331.52015566825867</text:p>
      <text:p text:style-name="P21">Treinamento do KNN: 1.7276246547698975</text:p>
      <text:p text:style-name="P21">Busca por K vizinhos: 19.24590826034546</text:p>
      <text:p text:style-name="P21">O número de calculos para o fit e para a busca é: 2873924</text:p>
      <text:h text:style-name="P6" text:outline-level="1" text:is-list-header="true"><text:span text:style-name="T8">8</text:span> n<text:span text:style-name="T4">ó</text:span><text:span text:style-name="T6">s</text:span></text:h>
      <text:h text:style-name="P9" text:outline-level="2">L1</text:h>
      <text:h text:style-name="P14" text:outline-level="3">Separado</text:h>
      <text:p text:style-name="Standard">Para 8 nós de dados e a organização dos arquivos Separado por nós temos os seguintes tempos:</text:p>
      <text:p text:style-name="Standard">Cálculo do Hiperplano generalizado: 0.0001499652862548828</text:p>
      <text:p text:style-name="Standard">Busca no Banco de dados: 224.567950963974</text:p>
      <text:p text:style-name="Standard">Treinamento do KNN: 0.43076181411743164</text:p>
      <text:p text:style-name="Standard">Busca por K vizinhos: 1.0691111087799072</text:p>
      <text:p text:style-name="Standard">O número de calculos para o fit e para a busca é: 1907488</text:p>
      <text:p text:style-name="Standard"/>
      <text:p text:style-name="Standard">Para 8 nós de dados e a organização dos arquivos Separado por nós temos os seguintes tempos:</text:p>
      <text:p text:style-name="Standard">Cálculo do Hiperplano generalizado: 0.0001480579376220703</text:p>
      <text:p text:style-name="Standard">Busca no Banco de dados: 221.86235117912292</text:p>
      <text:p text:style-name="Standard">Treinamento do KNN: 0.40047168731689453</text:p>
      <text:p text:style-name="Standard">Busca por K vizinhos: 1.0172510147094727</text:p>
      <text:p text:style-name="Standard">O número de calculos para o fit e para a busca é: 1854132</text:p>
      <text:p text:style-name="Standard"/>
      <text:p text:style-name="Standard">Para 8 nós de dados e a organização dos arquivos Separado por nós temos os seguintes tempos:</text:p>
      <text:p text:style-name="Standard">Cálculo do Hiperplano generalizado: 0.0001494884490966797</text:p>
      <text:p text:style-name="Standard">Busca no Banco de dados: 191.94548273086548</text:p>
      <text:p text:style-name="Standard">Treinamento do KNN: 0.37688207626342773</text:p>
      <text:p text:style-name="Standard">Busca por K vizinhos: 0.4775702953338623</text:p>
      <text:p text:style-name="Standard">O número de calculos para o fit e para a busca é: 1571831</text:p>
      <text:h text:style-name="P14" text:outline-level="3">Agrupado</text:h>
      <text:p text:style-name="P24">Para 8 nós de dados e a organização dos arquivos Agrupado temos os seguintes tempos:</text:p>
      <text:p text:style-name="P24">Cálculo do Hiperplano generalizado: 0.00014972686767578125</text:p>
      <text:p text:style-name="P24">Busca no Banco de dados: 230.1507728099823</text:p>
      <text:p text:style-name="P24">Treinamento do KNN: 0.5490596294403076</text:p>
      <text:p text:style-name="P24">Busca por K vizinhos: 1.7000977993011475</text:p>
      <text:p text:style-name="P24">O número de cálculos para o fit e para a busca é: 1907488</text:p>
      <text:p text:style-name="P24"/>
      <text:p text:style-name="P24">Para 8 nós de dados e a organização dos arquivos Agrupado temos os seguintes tempos:</text:p>
      <text:p text:style-name="P24">Cálculo do Hiperplano generalizado: 0.00015687942504882812</text:p>
      <text:p text:style-name="P24">Busca no Banco de dados: 223.3418002128601</text:p>
      <text:p text:style-name="P24">Treinamento do KNN: 0.40824460983276367</text:p>
      <text:p text:style-name="P24">Busca por K vizinhos: 1.0500848293304443</text:p>
      <text:p text:style-name="P24">O número de calculos para o fit e para a busca é: 1854132</text:p>
      <text:p text:style-name="P24"/>
      <text:p text:style-name="P24"><text:soft-page-break/>Para 8 nós de dados e a organização dos arquivos Agrupado temos os seguintes tempos:</text:p>
      <text:p text:style-name="P24">Cálculo do Hiperplano generalizado: 0.00015163421630859375</text:p>
      <text:p text:style-name="P24">Busca no Banco de dados: 195.27587389945984</text:p>
      <text:p text:style-name="P24">Treinamento do KNN: 0.3746504783630371</text:p>
      <text:p text:style-name="P24">Busca por K vizinhos: 0.47157740592956543</text:p>
      <text:p text:style-name="P24">O número de calculos para o fit e para a busca é: 1571831</text:p>
      <text:p text:style-name="P23"/>
      <text:h text:style-name="P9" text:outline-level="2">L2</text:h>
      <text:h text:style-name="P14" text:outline-level="3">Separado</text:h>
      <text:p text:style-name="Text_20_body">Para 8 nós de dados e a organização dos arquivos Separado por nós temos os seguintes tempos:</text:p>
      <text:p text:style-name="Text_20_body">Cálculo do Hiperplano generalizado: 0.0001513957977294922</text:p>
      <text:p text:style-name="Text_20_body">Busca no Banco de dados: 224.41589093208313</text:p>
      <text:p text:style-name="Text_20_body">Treinamento do KNN: 0.4324944019317627</text:p>
      <text:p text:style-name="Text_20_body">Busca por K vizinhos: 1.0705945491790771</text:p>
      <text:p text:style-name="Text_20_body">O número de calculos para o fit e para a busca é: 1907488</text:p>
      <text:p text:style-name="Text_20_body"/>
      <text:p text:style-name="Text_20_body">Para 8 nós de dados e a organização dos arquivos Separado por nós temos os seguintes tempos:</text:p>
      <text:p text:style-name="Text_20_body">Cálculo do Hiperplano generalizado: 0.0001480579376220703</text:p>
      <text:p text:style-name="Text_20_body">Busca no Banco de dados: 221.58961629867554</text:p>
      <text:p text:style-name="Text_20_body">Treinamento do KNN: 0.39766621589660645</text:p>
      <text:p text:style-name="Text_20_body">Busca por K vizinhos: 0.9307019710540771</text:p>
      <text:p text:style-name="Text_20_body">O número de calculos para o fit e para a busca é: 1854132</text:p>
      <text:p text:style-name="P24"/>
      <text:p text:style-name="P24">Para 8 nós de dados e a organização dos arquivos Separado por nós temos os seguintes tempos:</text:p>
      <text:p text:style-name="P24">Cálculo do Hiperplano generalizado: 0.00014519691467285156</text:p>
      <text:p text:style-name="P24">Busca no Banco de dados: 192.94442176818848</text:p>
      <text:p text:style-name="P24">Treinamento do KNN: 0.37700891494750977</text:p>
      <text:p text:style-name="P24">Busca por K vizinhos: 0.4677727222442627</text:p>
      <text:p text:style-name="P24">O número de calculos para o fit e para a busca é: 1571831</text:p>
      <text:p text:style-name="P24"/>
      <text:h text:style-name="P14" text:outline-level="3"><text:soft-page-break/>Agrupado</text:h>
      <text:p text:style-name="P24"/>
      <text:p text:style-name="P24">Para 8 nós de dados e a organização dos arquivos Agrupado temos os seguintes tempos:</text:p>
      <text:p text:style-name="P24">Cálculo do Hiperplano generalizado: 0.00014328956604003906</text:p>
      <text:p text:style-name="P24">Busca no Banco de dados: 226.32968831062317</text:p>
      <text:p text:style-name="P24">Treinamento do KNN: 0.4278125762939453</text:p>
      <text:p text:style-name="P24">Busca por K vizinhos: 1.2146871089935303</text:p>
      <text:p text:style-name="P24">O número de calculos para o fit e para a busca é: 1907488</text:p>
      <text:p text:style-name="Text_20_body"/>
      <text:p text:style-name="P25">Para 8 nós de dados e a organização dos arquivos Agrupado temos os seguintes tempos:</text:p>
      <text:p text:style-name="P25">Cálculo do Hiperplano generalizado: 0.00014281272888183594</text:p>
      <text:p text:style-name="P25">Busca no Banco de dados: 221.34850597381592</text:p>
      <text:p text:style-name="P25">Treinamento do KNN: 0.39404726028442383</text:p>
      <text:p text:style-name="P25">Busca por K vizinhos: 1.0393898487091064</text:p>
      <text:p text:style-name="P25">O número de calculos para o fit e para a busca é: 1854132<text:tab/><text:tab/><text:tab/><text:tab/><text:tab/><text:tab/><text:tab/><text:tab/><text:tab/><text:tab/><text:tab/><text:tab/><text:tab/></text:p>
      <text:p text:style-name="Text_20_body">Para 8 nós de dados e a organização dos arquivos Agrupado temos os seguintes tempos:</text:p>
      <text:p text:style-name="Text_20_body">Cálculo do Hiperplano generalizado: 0.00014662742614746094</text:p>
      <text:p text:style-name="Text_20_body">Busca no Banco de dados: 189.7920572757721</text:p>
      <text:p text:style-name="Text_20_body">Treinamento do KNN: 0.374936580657959</text:p>
      <text:p text:style-name="Text_20_body">Busca por K vizinhos: 0.46646881103515625</text:p>
      <text:p text:style-name="Text_20_body">O número de calculos para o fit e para a busca é: 1571831</text:p>
      <text:h text:style-name="P9" text:outline-level="2">Canberra</text:h>
      <text:h text:style-name="P14" text:outline-level="3">Separado</text:h>
      <text:p text:style-name="P26">Para 8 nós de dados e a organização dos arquivos Separado por nós temos os seguintes tempos:</text:p>
      <text:p text:style-name="P26">Cálculo do Hiperplano generalizado: 0.00014519691467285156</text:p>
      <text:p text:style-name="P26">Busca no Banco de dados: 227.16181230545044</text:p>
      <text:p text:style-name="P26">Treinamento do KNN: 0.43108296394348145</text:p>
      <text:p text:style-name="P26">Busca por K vizinhos: 1.3936026096343994</text:p>
      <text:p text:style-name="P26">O número de calculos para o fit e para a busca é: 1907488</text:p>
      <text:p text:style-name="P26"/>
      <text:p text:style-name="P26">Para 8 nós de dados e a organização dos arquivos Separado por nós temos os seguintes tempos:</text:p>
      <text:p text:style-name="P26"><text:soft-page-break/>Cálculo do Hiperplano generalizado: 0.00014472007751464844</text:p>
      <text:p text:style-name="P26">Busca no Banco de dados: 219.7272686958313</text:p>
      <text:p text:style-name="P26">Treinamento do KNN: 0.3925743103027344</text:p>
      <text:p text:style-name="P26">Busca por K vizinhos: 1.3855626583099365</text:p>
      <text:p text:style-name="P26">O número de calculos para o fit e para a busca é: 1854132</text:p>
      <text:p text:style-name="P26"/>
      <text:p text:style-name="P26">Para 8 nós de dados e a organização dos arquivos Separado por nós temos os seguintes tempos:</text:p>
      <text:p text:style-name="P26">Cálculo do Hiperplano generalizado: 0.00015115737915039062</text:p>
      <text:p text:style-name="P26">Busca no Banco de dados: 195.94809412956238</text:p>
      <text:p text:style-name="P26">Treinamento do KNN: 0.4003787040710449</text:p>
      <text:p text:style-name="P26">Busca por K vizinhos: 0.7239031791687012</text:p>
      <text:p text:style-name="P26">O número de calculos para o fit e para a busca é: 1571831</text:p>
      <text:h text:style-name="P14" text:outline-level="3">Agrupado</text:h>
      <text:p text:style-name="P23">Para 8 nós de dados e a organização dos arquivos Agrupado temos os seguintes tempos:</text:p>
      <text:p text:style-name="P23">Cálculo do Hiperplano generalizado: 0.00014472007751464844</text:p>
      <text:p text:style-name="P23">Busca no Banco de dados: 233.3815474510193</text:p>
      <text:p text:style-name="P23">Treinamento do KNN: 0.42049407958984375</text:p>
      <text:p text:style-name="P23">Busca por K vizinhos: 1.3707692623138428</text:p>
      <text:p text:style-name="P23">O número de calculos para o fit e para a busca é: 1907488</text:p>
      <text:p text:style-name="P23"/>
      <text:p text:style-name="P23">Para 8 nós de dados e a organização dos arquivos Agrupado temos os seguintes tempos:</text:p>
      <text:p text:style-name="P23">Cálculo do Hiperplano generalizado: 0.0001430511474609375</text:p>
      <text:p text:style-name="P23">Busca no Banco de dados: 225.9092037677765</text:p>
      <text:p text:style-name="P23">Treinamento do KNN: 0.41285157203674316</text:p>
      <text:p text:style-name="P23">Busca por K vizinhos: 1.2543697357177734</text:p>
      <text:p text:style-name="P23">O número de calculos para o fit e para a busca é: 1854132</text:p>
      <text:p text:style-name="P23"/>
      <text:p text:style-name="P23">Para 8 nós de dados e a organização dos arquivos Agrupado temos os seguintes tempos:</text:p>
      <text:p text:style-name="P23">Cálculo do Hiperplano generalizado: 0.0001513957977294922</text:p>
      <text:p text:style-name="P23">Busca no Banco de dados: 192.9021496772766</text:p>
      <text:p text:style-name="P23">Treinamento do KNN: 0.3822493553161621</text:p>
      <text:p text:style-name="P23">Busca por K vizinhos: 0.7031612396240234</text:p>
      <text:p text:style-name="P23"><text:soft-page-break/>O número de calculos para o fit e para a busca é: 1571831</text:p>
      <text:h text:style-name="P9" text:outline-level="2">Mahalanobis</text:h>
      <text:h text:style-name="P14" text:outline-level="3">Separado</text:h>
      <text:p text:style-name="P27">Para 8 nós de dados e a organização dos arquivos Separado por nós temos os seguintes tempos:</text:p>
      <text:p text:style-name="P27">Cálculo do Hiperplano generalizado: 0.0001590251922607422</text:p>
      <text:p text:style-name="P27">Busca no Banco de dados: 229.80992007255554</text:p>
      <text:p text:style-name="P27">Treinamento do KNN: 1.1787109375</text:p>
      <text:p text:style-name="P27">Busca por K vizinhos: 10.218832731246948</text:p>
      <text:p text:style-name="P27">O número de calculos para o fit e para a busca é: 1907488</text:p>
      <text:p text:style-name="P27"/>
      <text:p text:style-name="P27">Para 8 nós de dados e a organização dos arquivos Separado por nós temos os seguintes tempos:</text:p>
      <text:p text:style-name="P27">Cálculo do Hiperplano generalizado: 0.00015211105346679688</text:p>
      <text:p text:style-name="P27">Busca no Banco de dados: 226.28261399269104</text:p>
      <text:p text:style-name="P27">Treinamento do KNN: 1.0992202758789062</text:p>
      <text:p text:style-name="P27">Busca por K vizinhos: 9.621570587158203</text:p>
      <text:p text:style-name="P27">O número de calculos para o fit e para a busca é: 1854132</text:p>
      <text:p text:style-name="P27"/>
      <text:p text:style-name="P27">Para 8 nós de dados e a organização dos arquivos Separado por nós temos os seguintes tempos:</text:p>
      <text:p text:style-name="P27">Cálculo do Hiperplano generalizado: 0.00014925003051757812</text:p>
      <text:p text:style-name="P27">Busca no Banco de dados: 194.59849333763123</text:p>
      <text:p text:style-name="P27">Treinamento do KNN: 1.014007329940796</text:p>
      <text:p text:style-name="P27">Busca por K vizinhos: 7.775321006774902</text:p>
      <text:p text:style-name="P27">O número de calculos para o fit e para a busca é: 1571831</text:p>
      <text:h text:style-name="P12" text:outline-level="3" text:is-list-header="true">Agrupado</text:h>
      <text:p text:style-name="P24">Para 8 nós de dados e a organização dos arquivos Agrupado temos os seguintes tempos:</text:p>
      <text:p text:style-name="P24">Cálculo do Hiperplano generalizado: 0.00015878677368164062</text:p>
      <text:p text:style-name="P24">Busca no Banco de dados: 228.72730207443237</text:p>
      <text:p text:style-name="P24">Treinamento do KNN: 1.196265697479248</text:p>
      <text:p text:style-name="P24">Busca por K vizinhos: 10.165947198867798</text:p>
      <text:p text:style-name="P24"/>
      <text:p text:style-name="P24">O número de calculos para o fit e para a busca é: 1907488</text:p>
      <text:p text:style-name="P24">Para 8 nós de dados e a organização dos arquivos Agrupado temos os seguintes tempos:</text:p>
      <text:p text:style-name="P24"><text:soft-page-break/>Cálculo do Hiperplano generalizado: 0.0001518726348876953</text:p>
      <text:p text:style-name="P24">Busca no Banco de dados: 221.61624121665955</text:p>
      <text:p text:style-name="P24">Treinamento do KNN: 1.1062262058258057</text:p>
      <text:p text:style-name="P24">Busca por K vizinhos: 9.645276069641113</text:p>
      <text:p text:style-name="P24">O número de calculos para o fit e para a busca é: 1854132</text:p>
      <text:p text:style-name="P24"/>
      <text:p text:style-name="P24">Para 8 nós de dados e a organização dos arquivos Agrupado temos os seguintes tempos:</text:p>
      <text:p text:style-name="P24">Cálculo do Hiperplano generalizado: 0.0001513957977294922</text:p>
      <text:p text:style-name="P24">Busca no Banco de dados: 190.45877718925476</text:p>
      <text:p text:style-name="P24">Treinamento do KNN: 1.0186216831207275</text:p>
      <text:p text:style-name="P24">Busca por K vizinhos: 7.810312271118164</text:p>
      <text:p text:style-name="P24">O número de calculos para o fit e para a busca é: 157183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2:50:18.527406872</meta:creation-date>
    <dc:date>2023-05-21T16:22:32.674506431</dc:date>
    <meta:editing-duration>PT7M3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4" meta:paragraph-count="340" meta:word-count="2399" meta:character-count="15839" meta:non-whitespace-character-count="13767"/>
  </office:meta>
</office:document-meta>
</file>